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30deg</text:p>
          </table:table-cell>
          <table:table-cell table:style-name="ce3" office:value-type="string" calcext:value-type="string">
            <text:p>45deg</text:p>
          </table:table-cell>
          <table:table-cell table:style-name="ce3" office:value-type="string" calcext:value-type="string">
            <text:p>60deg</text:p>
          </table:table-cell>
          <table:table-cell table:style-name="ce3"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albi_himbeer_juic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ack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plastic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ee_el_bry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blue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red_plasti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_yc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p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ying_spatu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_curry_ketchu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d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corn_flak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lloggs_toppas_mini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_blue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red_plast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ife_ycb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knusper_schoko_kek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rge_grey_spoon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linux_c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_cere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ken_sal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r_sal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ndami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squik_cere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cake_mak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grune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fanner_pfirsch_icete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whi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itcher_yellow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gles_paprik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salt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ngles_vinega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d_spotted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red_spotted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ne_butter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otted_spatula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oja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tzen_rei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omato_al_gusto_basiliku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omato_sauce_oro_di_parm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ll_milch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_bow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yellow_p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blue_camping_cu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cup_eco_orang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0:09:14.383342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ferka </meta:initial-creator>
    <meta:creation-date>2016-07-08T08:46:52.687276669</meta:creation-date>
    <meta:printed-by>bbferka </meta:printed-by>
    <meta:print-date>2016-07-08T08:50:17.166916724</meta:print-date>
    <dc:date>2016-08-03T20:10:30.726947081</dc:date>
    <dc:creator>bbferka </dc:creator>
    <meta:editing-duration>PT38M</meta:editing-duration>
    <meta:editing-cycles>10</meta:editing-cycles>
    <meta:generator>LibreOffice/4.2.8.2$Linux_X86_64 LibreOffice_project/420m0$Build-2</meta:generator>
    <meta:document-statistic meta:table-count="1" meta:cell-count="183" meta:object-count="0"/>
  </office:meta>
</office:document-meta>
</file>